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/>
    <style:font-face style:name="AR PL UKai HK" svg:font-family="'AR PL UKai HK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cm" fo:min-width="3.8cm"/>
    </style:style>
    <style:style style:name="gr2" style:family="graphic" style:parent-style-name="standard">
      <style:graphic-properties draw:fill-color="#ffffd7" draw:textarea-horizontal-align="justify" draw:textarea-vertical-align="top" draw:auto-grow-height="false" fo:min-height="9.35cm" fo:min-width="10.6cm"/>
    </style:style>
    <style:style style:name="gr3" style:family="graphic" style:parent-style-name="standard">
      <style:graphic-properties draw:fill-color="#ffffd7" draw:textarea-horizontal-align="justify" draw:textarea-vertical-align="top" draw:auto-grow-height="false" fo:min-height="3.35cm" fo:min-width="10.9cm"/>
    </style:style>
    <style:style style:name="gr4" style:family="graphic" style:parent-style-name="standard">
      <style:graphic-properties draw:fill-color="#ffffd7" draw:textarea-horizontal-align="justify" draw:textarea-vertical-align="top" draw:auto-grow-height="false" fo:min-height="0.65cm" fo:min-width="7.2cm"/>
    </style:style>
    <style:style style:name="gr5" style:family="graphic" style:parent-style-name="standard">
      <style:graphic-properties draw:fill-color="#ffffd7" draw:textarea-horizontal-align="justify" draw:textarea-vertical-align="top" draw:auto-grow-height="false" fo:min-height="0.65cm" fo:min-width="5.9cm"/>
    </style:style>
    <style:style style:name="gr6" style:family="graphic" style:parent-style-name="standard">
      <style:graphic-properties draw:fill-color="#ffffd7" draw:textarea-horizontal-align="justify" draw:textarea-vertical-align="middle" draw:auto-grow-height="false" fo:min-height="4.55cm" fo:min-width="5.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ffffd7" draw:textarea-horizontal-align="justify" draw:textarea-vertical-align="top" draw:auto-grow-height="false" fo:min-height="4.75cm" fo:min-width="8.7cm"/>
    </style:style>
    <style:style style:name="gr9" style:family="graphic" style:parent-style-name="standard">
      <style:graphic-properties draw:fill-color="#ffffd7" draw:textarea-horizontal-align="justify" draw:textarea-vertical-align="top" draw:auto-grow-height="false" fo:min-height="3.15cm" fo:min-width="7.5cm"/>
    </style:style>
    <style:style style:name="gr10" style:family="graphic" style:parent-style-name="standard">
      <style:graphic-properties draw:fill-color="#ffffd7" draw:textarea-horizontal-align="justify" draw:textarea-vertical-align="middle" draw:auto-grow-height="false" fo:min-height="0.55cm" fo:min-width="7.2cm"/>
    </style:style>
    <style:style style:name="gr11" style:family="graphic" style:parent-style-name="standard">
      <style:graphic-properties draw:fill-color="#ffffd7" draw:textarea-horizontal-align="justify" draw:textarea-vertical-align="top" draw:auto-grow-height="false" fo:min-height="1.55cm" fo:min-width="5.9cm"/>
    </style:style>
    <style:style style:name="gr12" style:family="graphic" style:parent-style-name="standard">
      <style:graphic-properties draw:textarea-horizontal-align="justify" draw:textarea-vertical-align="top" draw:auto-grow-height="false" fo:min-height="0.492cm" fo:min-width="1.26cm" fo:wrap-option="no-wrap"/>
    </style:style>
    <style:style style:name="gr13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cm" fo:min-width="0.8cm" draw:shadow="hidden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textarea-horizontal-align="justify" draw:textarea-vertical-align="top" draw:auto-grow-height="false" fo:min-height="0.676cm" fo:min-width="1.63cm" fo:wrap-option="no-wrap"/>
    </style:style>
    <style:style style:name="gr16" style:family="graphic" style:parent-style-name="standard">
      <style:graphic-properties draw:textarea-horizontal-align="justify" draw:textarea-vertical-align="top" draw:auto-grow-height="false" fo:min-height="2.344cm" fo:min-width="5.15cm" fo:wrap-option="no-wrap"/>
    </style:style>
    <style:style style:name="gr17" style:family="graphic" style:parent-style-name="standard">
      <style:graphic-properties draw:textarea-horizontal-align="justify" draw:textarea-vertical-align="top" draw:auto-grow-height="false" fo:min-height="0.676cm" fo:min-width="3.112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style:paragraph-properties style:text-autospace="none"/>
    </style:style>
    <style:style style:name="P4" style:family="paragraph">
      <loext:graphic-properties draw:fill-color="#ffffd7"/>
      <style:paragraph-properties fo:text-align="start" style:text-autospace="none"/>
      <style:text-properties fo:font-size="5.5pt" style:font-size-asian="5.5pt" style:font-size-complex="5.5pt"/>
    </style:style>
    <style:style style:name="P5" style:family="paragraph">
      <style:paragraph-properties fo:text-align="start"/>
    </style:style>
    <style:style style:name="P6" style:family="paragraph">
      <loext:graphic-properties draw:fill-color="#ffffd7"/>
      <style:paragraph-properties fo:text-align="start"/>
      <style:text-properties fo:font-size="5.5pt" style:font-size-asian="5.5pt" style:font-size-complex="5.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d7"/>
      <style:paragraph-properties fo:text-align="center" style:text-autospace="none"/>
      <style:text-properties fo:font-size="5.5pt" style:font-size-asian="5.5pt" style:font-size-complex="5.5pt"/>
    </style:style>
    <style:style style:name="P9" style:family="paragraph">
      <style:paragraph-properties fo:text-align="start"/>
      <style:text-properties fo:font-size="5.5pt" style:font-size-asian="5.5pt" style:font-size-complex="5.5pt"/>
    </style:style>
    <style:style style:name="P10" style:family="paragraph">
      <loext:graphic-properties draw:fill-color="#ffffff" draw:opacity="0%"/>
      <style:paragraph-properties fo:text-align="center"/>
      <style:text-properties fo:font-weight="bold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style:letter-kerning="true" style:font-name-asian="DejaVu Sans Mono" style:font-size-asian="5.5pt" style:font-style-asian="normal" style:font-name-complex="DejaVu Sans Mono" style:font-size-complex="5.5pt" style:font-style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fo:font-weight="normal" style:letter-kerning="true" style:font-name-asian="DejaVu Sans Mono" style:font-size-asian="5.5pt" style:font-style-asian="normal" style:font-weight-asian="normal" style:font-name-complex="DejaVu Sans Mono" style:font-size-complex="5.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800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text-shadow="none" style:text-underline-style="none" fo:font-weight="normal" style:letter-kerning="true" style:font-name-asian="DejaVu Sans Mono" style:font-size-asian="5.5pt" style:font-weight-asian="normal" style:font-name-complex="DejaVu Sans Mono" style:font-size-complex="5.5pt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08080" style:text-outline="false" style:text-line-through-style="none" style:text-line-through-type="none" style:font-name="DejaVu Sans Mono" fo:font-size="5.5pt" fo:font-style="italic" fo:text-shadow="none" style:text-underline-style="none" fo:font-weight="normal" style:letter-kerning="true" style:font-name-asian="DejaVu Sans Mono" style:font-size-asian="5.5pt" style:font-style-asian="italic" style:font-weight-asian="normal" style:font-name-complex="DejaVu Sans Mono" style:font-size-complex="5.5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fo:font-weight="normal" style:letter-kerning="true" style:font-name-asian="AR PL UKai CN" style:font-size-asian="5.5pt" style:font-style-asian="italic" style:font-weight-asian="normal" style:font-name-complex="AR PL UKai CN" style:font-size-complex="5.5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italic" fo:text-shadow="none" style:text-underline-style="none" fo:font-weight="normal" style:letter-kerning="true" style:font-name-asian="DejaVu Sans Mono" style:font-size-asian="5.5pt" style:font-style-asian="italic" style:font-weight-asian="normal" style:font-name-complex="DejaVu Sans Mono" style:font-size-complex="5.5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italic" fo:text-shadow="none" style:text-underline-style="none" style:letter-kerning="true" style:font-name-asian="DejaVu Sans Mono" style:font-size-asian="5.5pt" style:font-style-asian="italic" style:font-name-complex="DejaVu Sans Mono" style:font-size-complex="5.5pt" style:font-style-complex="italic" style:text-emphasize="none" style:font-relief="none" style:text-overline-style="none" style:text-overline-color="font-color"/>
    </style:style>
    <style:style style:name="T11" style:family="text">
      <style:text-properties fo:font-size="5.5pt" style:font-size-asian="5.5pt" style:font-size-complex="5.5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5.5pt" fo:font-style="normal" fo:text-shadow="none" style:text-underline-style="none" fo:font-weight="normal" style:letter-kerning="true" style:font-name-asian="Noto Sans CJK SC Regular" style:font-size-asian="5.5pt" style:font-style-asian="normal" style:font-weight-asian="normal" style:font-name-complex="Noto Sans CJK SC Regular" style:font-size-complex="5.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style:letter-kerning="true" style:font-name-asian="AR PL UKai CN" style:font-size-asian="5.5pt" style:font-style-asian="italic" style:font-name-complex="AR PL UKai CN" style:font-size-complex="5.5pt" style:font-style-complex="italic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fo:font-weight="bold" style:letter-kerning="true" style:font-name-asian="AR PL UKai CN" style:font-size-asian="5.5pt" style:font-style-asian="italic" style:font-weight-asian="bold" style:font-name-complex="AR PL UKai CN" style:font-size-complex="5.5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660e7a" style:text-outline="false" style:text-line-through-style="none" style:text-line-through-type="none" style:font-name="DejaVu Sans Mono" fo:font-size="5.5pt" fo:font-style="italic" fo:text-shadow="none" style:text-underline-style="none" fo:font-weight="bold" style:letter-kerning="true" style:font-name-asian="DejaVu Sans Mono" style:font-size-asian="5.5pt" style:font-style-asian="italic" style:font-weight-asian="bold" style:font-name-complex="DejaVu Sans Mono" style:font-size-complex="5.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DejaVu Sans Mono" fo:font-size="5.5pt" fo:font-style="normal" fo:text-shadow="none" style:text-underline-style="none" fo:font-weight="normal" style:letter-kerning="true" style:font-name-asian="DejaVu Sans Mono" style:font-size-asian="5.5pt" style:font-style-asian="normal" style:font-weight-asian="normal" style:font-name-complex="DejaVu Sans Mono" style:font-size-complex="5.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text-shadow="none" style:text-underline-style="none" fo:font-weight="bold" style:letter-kerning="true" style:font-name-asian="DejaVu Sans Mono" style:font-size-asian="5.5pt" style:font-weight-asian="bold" style:font-name-complex="DejaVu Sans Mono" style:font-size-complex="5.5pt" style:font-weight-complex="bold" style:text-emphasize="none" style:font-relief="none" style:text-overline-style="none" style:text-overline-color="font-color"/>
    </style:style>
    <style:style style:name="T18" style:family="text">
      <style:text-properties fo:font-weight="bold"/>
    </style:style>
    <style:style style:name="T19" style:family="text">
      <style:text-properties fo:font-variant="normal" fo:text-transform="none" fo:color="#000000" style:text-outline="false" style:text-line-through-style="none" style:text-line-through-type="none" fo:font-size="5.5pt" fo:font-style="normal" fo:text-shadow="none" style:text-underline-style="none" style:letter-kerning="true" style:font-size-asian="5.5pt" style:font-style-asian="normal" style:font-size-complex="5.5pt" style:font-style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8000" style:text-outline="false" style:text-line-through-style="none" style:text-line-through-type="none" style:font-name="AR PL UKai HK" fo:font-size="5.5pt" fo:font-style="normal" fo:text-shadow="none" style:text-underline-style="none" fo:font-weight="bold" style:letter-kerning="true" style:font-name-asian="AR PL UKai HK" style:font-size-asian="5.5pt" style:font-style-asian="normal" style:font-weight-asian="bold" style:font-name-complex="AR PL UKai HK" style:font-size-complex="5.5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4.3cm" svg:height="1.7cm" svg:x="7.7cm" svg:y="1cm">
          <text:p text:style-name="P1"><text:span text:style-name="T1">CompareAndSwap</text:span><text:span text:style-name="T1">方法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1.1cm" svg:height="9.6cm" svg:x="19.9cm" svg:y="3.5cm">
          <text:p text:style-name="P3"><text:span text:style-name="T2">func </text:span><text:span text:style-name="T3">(c *Client) populateOne(rw </text:span><text:span text:style-name="T3">*bufio.ReadWriter, verb string, item </text:span><text:span text:style-name="T3">*Item) error {</text:span><text:span text:style-name="T3"><text:line-break/></text:span><text:span text:style-name="T3"> <text:s text:c="3"/></text:span><text:span text:style-name="T2">if </text:span><text:span text:style-name="T4">!legalKey(item.Key)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MalformedKey</text:span><text:span text:style-name="T4"><text:line-break/></text:span><text:span text:style-name="T4"> <text:s text:c="3"/>}</text:span><text:span text:style-name="T4"><text:line-break/></text:span><text:span text:style-name="T3"> <text:s text:c="3"/></text:span><text:span text:style-name="T2">var </text:span><text:span text:style-name="T4">err error</text:span><text:span text:style-name="T4"><text:line-break/></text:span><text:span text:style-name="T3"> <text:s text:c="3"/></text:span><text:span text:style-name="T2">if </text:span><text:span text:style-name="T3">verb == </text:span><text:span text:style-name="T5">"cas" </text:span><text:span text:style-name="T4">{</text:span><text:span text:style-name="T4"><text:line-break/></text:span><text:span text:style-name="T4"> <text:s text:c="3"/></text:span><text:span text:style-name="T3"><text:s text:c="4"/>_, err = fmt.Fprintf(rw, </text:span><text:span text:style-name="T5">"%s </text:span><text:span text:style-name="T5">%s %d %d %d %d\r\n"</text:span><text:span text:style-name="T4">,</text:span><text:span text:style-name="T4"><text:line-break/></text:span><text:span text:style-name="T4"> <text:s text:c="7"/>verb, item.Key, item.Flags, </text:span><text:span text:style-name="T4">item.Expiration, len(item.Value), </text:span><text:span text:style-name="T4">item.casid)</text:span><text:span text:style-name="T4"><text:line-break/></text:span><text:span text:style-name="T3"> <text:s text:c="3"/>} </text:span><text:span text:style-name="T2">else </text:span><text:span text:style-name="T4">{</text:span><text:span text:style-name="T4"><text:line-break/></text:span><text:span text:style-name="T4"> <text:s text:c="3"/></text:span><text:span text:style-name="T6"><text:s text:c="4"/></text:span><text:span text:style-name="T7">// </text:span><text:span text:style-name="T8">拼接</text:span><text:span text:style-name="T7">memcache</text:span><text:span text:style-name="T8">命令</text:span><text:span text:style-name="T8"><text:line-break/></text:span><text:span text:style-name="T9"> <text:s text:c="3"/></text:span><text:span text:style-name="T10"><text:s text:c="4"/></text:span><text:span text:style-name="T3">_, err = fmt.Fprintf(rw, </text:span><text:span text:style-name="T5">"%s </text:span><text:span text:style-name="T5">%s %d %d %d\r\n"</text:span><text:span text:style-name="T4">,</text:span><text:span text:style-name="T4"><text:line-break/></text:span><text:span text:style-name="T4"> <text:s text:c="19"/>verb, item.Key, </text:span><text:span text:style-name="T4">item.Flags, item.Expiration, </text:span><text:span text:style-name="T4">len(item.Value))</text:span><text:span text:style-name="T7"><text:line-break/></text:span><text:span text:style-name="T9"> <text:s text:c="3"/></text:span><text:span text:style-name="T4">}</text:span><text:span text:style-name="T4"><text:line-break/></text:span><text:span text:style-name="T3"> <text:s text:c="3"/></text:span><text:span text:style-name="T2">if </text:span><text:span text:style-name="T4">err != nil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3"/>}</text:span><text:span text:style-name="T4"><text:line-break/></text:span><text:span text:style-name="T3"> <text:s text:c="3"/></text:span><text:span text:style-name="T2">if </text:span><text:span text:style-name="T4">_, err = rw.Write(item.Value); </text:span><text:span text:style-name="T4">err != nil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3"/>}</text:span><text:span text:style-name="T4"><text:line-break/></text:span><text:span text:style-name="T3"> <text:s text:c="3"/></text:span><text:span text:style-name="T2">if </text:span><text:span text:style-name="T4">_, err := rw.Write(crlf); </text:span><text:span text:style-name="T4">err != nil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3"/>}</text:span><text:span text:style-name="T4"><text:line-break/></text:span><text:span text:style-name="T3"> <text:s text:c="3"/></text:span><text:span text:style-name="T2">if </text:span><text:span text:style-name="T4">err := rw.Flush(); err != nil </text:span><text:span text:style-name="T4">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3"/>}</text:span><text:span text:style-name="T4"><text:line-break/></text:span><text:span text:style-name="T3"> <text:s text:c="3"/>line, err := rw.ReadSlice(</text:span><text:span text:style-name="T5">'\n'</text:span><text:span text:style-name="T4">)</text:span><text:span text:style-name="T4"><text:line-break/></text:span><text:span text:style-name="T3"> <text:s text:c="3"/></text:span><text:span text:style-name="T2">if </text:span><text:span text:style-name="T4">err != nil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3"/>}</text:span><text:span text:style-name="T4"><text:line-break/></text:span><text:span text:style-name="T3"> <text:s text:c="3"/></text:span><text:span text:style-name="T2">switch </text:span><text:span text:style-name="T4">{</text:span><text:span text:style-name="T4"><text:line-break/></text:span><text:span text:style-name="T3"> <text:s text:c="3"/></text:span><text:span text:style-name="T2">case </text:span><text:span text:style-name="T4">bytes.Equal(line, </text:span><text:span text:style-name="T4">resultStored):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nil</text:span><text:span text:style-name="T4"><text:line-break/></text:span><text:span text:style-name="T3"> <text:s text:c="3"/></text:span><text:span text:style-name="T2">case </text:span><text:span text:style-name="T4">bytes.Equal(line, </text:span><text:span text:style-name="T4">resultNotStored):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NotStored</text:span><text:span text:style-name="T4"><text:line-break/></text:span><text:span text:style-name="T3"> <text:s text:c="3"/></text:span><text:span text:style-name="T2">case </text:span><text:span text:style-name="T4">bytes.Equal(line, </text:span><text:span text:style-name="T4">resultExists):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CASConflict</text:span><text:span text:style-name="T4"><text:line-break/></text:span><text:span text:style-name="T3"> <text:s text:c="3"/></text:span><text:span text:style-name="T2">case </text:span><text:span text:style-name="T4">bytes.Equal(line, </text:span><text:span text:style-name="T4">resultNotFound):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CacheMiss</text:span><text:span text:style-name="T4"><text:line-break/></text:span><text:span text:style-name="T4"> <text:s text:c="3"/>}</text:span><text:span text:style-name="T4"><text:line-break/></text:span><text:span text:style-name="T3"> <text:s text:c="3"/></text:span><text:span text:style-name="T2">return </text:span><text:span text:style-name="T3">fmt.Errorf(</text:span><text:span text:style-name="T5">"memcache: </text:span><text:span text:style-name="T5">unexpected response line from %q: </text:span><text:span text:style-name="T5">%q"</text:span><text:span text:style-name="T4">, verb, string(line))</text:span><text:span text:style-name="T4"><text:line-break/></text:span><text:span text:style-name="T4">}</text:span><text:span text:style-name="T4"><text:line-break/></text:span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1.4cm" svg:height="3.6cm" svg:x="6cm" svg:y="6.4cm">
          <text:p text:style-name="P3"><text:span text:style-name="T2">func </text:span><text:span text:style-name="T3">(c </text:span><text:span text:style-name="T3">*Client</text:span><text:span text:style-name="T3">) </text:span><text:span text:style-name="T3">onItem(</text:span><text:span text:style-name="T3">item </text:span><text:span text:style-name="T3">*Item, </text:span><text:span text:style-name="T3">fn </text:span><text:span text:style-name="T2">func</text:span><text:span text:style-name="T4">(*C</text:span><text:span text:style-name="T4">lient, </text:span><text:span text:style-name="T4">*bufio.</text:span><text:span text:style-name="T4">ReadWri</text:span><text:span text:style-name="T4">ter, </text:span><text:span text:style-name="T4">*Item) </text:span><text:span text:style-name="T4">error) </text:span><text:span text:style-name="T4">error {</text:span><text:span text:style-name="T4"><text:line-break/></text:span><text:span text:style-name="T4"> <text:s text:c="3"/>add</text:span><text:span text:style-name="T4">r, </text:span><text:span text:style-name="T4">err := </text:span><text:span text:style-name="T4">c.selec</text:span><text:span text:style-name="T4">tor.Pic</text:span><text:span text:style-name="T4">kServer</text:span><text:span text:style-name="T4">(item.K</text:span><text:span text:style-name="T4">ey)</text:span><text:span text:style-name="T4"><text:line-break/></text:span><text:span text:style-name="T3"> <text:s text:c="3"/></text:span><text:span text:style-name="T2">if </text:span><text:span text:style-name="T4">err != </text:span><text:span text:style-name="T4">nil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3"/>}</text:span><text:span text:style-name="T4"><text:line-break/></text:span><text:span text:style-name="T4"> <text:s text:c="3"/>cn, </text:span><text:span text:style-name="T4">err := </text:span><text:span text:style-name="T4">c.getCo</text:span><text:span text:style-name="T4">nn(addr</text:span><text:span text:style-name="T4">)</text:span><text:span text:style-name="T4"><text:line-break/></text:span><text:span text:style-name="T3"> <text:s text:c="3"/></text:span><text:span text:style-name="T2">if </text:span><text:span text:style-name="T4">err != </text:span><text:span text:style-name="T4">nil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3"/>}</text:span><text:span text:style-name="T4"><text:line-break/></text:span><text:span text:style-name="T3"> <text:s text:c="3"/></text:span><text:span text:style-name="T2">defer </text:span><text:span text:style-name="T4">cn.cond</text:span><text:span text:style-name="T4">Release</text:span><text:span text:style-name="T4">(&amp;err)</text:span><text:span text:style-name="T4"><text:line-break/></text:span><text:span text:style-name="T3"> <text:s text:c="3"/></text:span><text:span text:style-name="T2">if </text:span><text:span text:style-name="T4">err = </text:span><text:span text:style-name="T4">fn(c, </text:span><text:span text:style-name="T4">cn.rw, </text:span><text:span text:style-name="T4">item); </text:span><text:span text:style-name="T4">err != </text:span><text:span text:style-name="T4">nil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3"/>}</text:span><text:span text:style-name="T4"><text:line-break/></text:span><text:span text:style-name="T3"> <text:s text:c="3"/></text:span><text:span text:style-name="T2">return </text:span><text:span text:style-name="T4">nil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7cm" svg:height="0.9cm" svg:x="13.5cm" svg:y="1.2cm">
          <text:p text:style-name="P3"><text:span text:style-name="T2">func </text:span><text:span text:style-name="T3">(c </text:span><text:span text:style-name="T3">*Client</text:span><text:span text:style-name="T3">) </text:span><text:span text:style-name="T3">cas(rw </text:span><text:span text:style-name="T3">*bufio.</text:span><text:span text:style-name="T3">ReadWri</text:span><text:span text:style-name="T3">ter, </text:span><text:span text:style-name="T3">item </text:span><text:span text:style-name="T3">*Item) </text:span><text:span text:style-name="T3">error {</text:span><text:span text:style-name="T3"><text:line-break/></text:span><text:span text:style-name="T3"> <text:s text:c="3"/></text:span><text:span text:style-name="T2">ret</text:span><text:span text:style-name="T2">urn </text:span><text:span text:style-name="T3">c.popul</text:span><text:span text:style-name="T3">ateOne(</text:span><text:span text:style-name="T3">rw, </text:span><text:span text:style-name="T5">"cas"</text:span><text:span text:style-name="T4">, </text:span><text:span text:style-name="T4">item)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4cm" svg:height="0.9cm" svg:x="6.7cm" svg:y="3.8cm">
          <text:p text:style-name="P3"><text:span text:style-name="T2">func </text:span><text:span text:style-name="T3">(c *Client) </text:span><text:span text:style-name="T3">CompareAndSwap(item *Item) </text:span><text:span text:style-name="T3">error {</text:span><text:span text:style-name="T3"><text:line-break/></text:span><text:span text:style-name="T3"> <text:s text:c="3"/></text:span><text:span text:style-name="T2">return </text:span><text:span text:style-name="T4">c.onItem(item, </text:span><text:span text:style-name="T4">(*Client).cas)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cm" svg:height="4.8cm" svg:x="-4cm" svg:y="5.3cm">
          <text:p text:style-name="P5"><text:span text:style-name="T11">func (ss *ServerList) PickServer(key string) (net.Addr, error) {</text:span></text:p>
          <text:p text:style-name="P5"><text:span text:style-name="T11"><text:s text:c="8"/></text:span><text:span text:style-name="T11">ss.mu.RLock()</text:span></text:p>
          <text:p text:style-name="P5"><text:span text:style-name="T11"><text:s text:c="8"/></text:span><text:span text:style-name="T11">defer ss.mu.RUnlock()</text:span></text:p>
          <text:p text:style-name="P5"><text:span text:style-name="T11"><text:s text:c="8"/></text:span><text:span text:style-name="T11">if len(ss.addrs) == 0 {</text:span></text:p>
          <text:p text:style-name="P5"><text:span text:style-name="T12"><text:s text:c="8"/></text:span><text:span text:style-name="T11"><text:s text:c="8"/></text:span><text:span text:style-name="T11">return nil, ErrNoServers</text:span></text:p>
          <text:p text:style-name="P5"><text:span text:style-name="T11"><text:s text:c="8"/></text:span><text:span text:style-name="T11">}</text:span></text:p>
          <text:p text:style-name="P5"><text:span text:style-name="T11"><text:s text:c="8"/></text:span><text:span text:style-name="T11">if len(ss.addrs) == 1 {</text:span></text:p>
          <text:p text:style-name="P5"><text:span text:style-name="T12"><text:s text:c="8"/></text:span><text:span text:style-name="T11"><text:s text:c="8"/></text:span><text:span text:style-name="T11">return ss.addrs[0], nil</text:span></text:p>
          <text:p text:style-name="P5"><text:span text:style-name="T11"><text:s text:c="8"/></text:span><text:span text:style-name="T11">}</text:span></text:p>
          <text:p text:style-name="P5"><text:span text:style-name="T11"><text:s text:c="8"/></text:span><text:span text:style-name="T11">// </text:span><text:span text:style-name="T11">这种写法是为了节省空间，以免重复分配内存空间</text:span></text:p>
          <text:p text:style-name="P5"><text:span text:style-name="T11"><text:s text:c="8"/></text:span><text:span text:style-name="T11">bufp := keyBufPool.Get().(*[]byte)</text:span><text:span text:style-name="T11"><text:tab/></text:span></text:p>
          <text:p text:style-name="P5"><text:span text:style-name="T11"><text:s text:c="8"/></text:span><text:span text:style-name="T11">// </text:span><text:span text:style-name="T11">从临时对象池中获取</text:span><text:span text:style-name="T11">256</text:span><text:span text:style-name="T11">字节空间</text:span></text:p>
          <text:p text:style-name="P5"><text:span text:style-name="T11"><text:s text:c="8"/></text:span><text:span text:style-name="T11">n := copy(*bufp, key)</text:span><text:span text:style-name="T11"><text:tab/></text:span><text:span text:style-name="T11">// </text:span><text:span text:style-name="T11">将</text:span><text:span text:style-name="T11">key</text:span><text:span text:style-name="T11">值复制到这个空间中</text:span></text:p>
          <text:p text:style-name="P5"><text:span text:style-name="T11"><text:s text:c="8"/></text:span><text:span text:style-name="T11">cs := crc32.ChecksumIEEE((*bufp)[:n])</text:span></text:p>
          <text:p text:style-name="P5"><text:span text:style-name="T12"><text:s text:c="8"/></text:span><text:span text:style-name="T11">keyBufPool.Put(bufp)</text:span></text:p>
          <text:p text:style-name="P5"><text:span text:style-name="T12"><text:s text:c="8"/></text:span><text:span text:style-name="T11">keyBufPool.Put(bufp)// </text:span><text:span text:style-name="T11">将这个内存空间放回到临时对象池中</text:span></text:p>
          <text:p text:style-name="P5"><text:span text:style-name="T11"><text:s text:c="8"/></text:span><text:span text:style-name="T11">// </text:span><text:span text:style-name="T11">获取一个服务器地址</text:span></text:p>
          <text:p text:style-name="P5"><text:span text:style-name="T12"><text:s text:c="8"/></text:span><text:span text:style-name="T11">return ss.addrs[cs%uint32(len(ss.addrs))], nil</text:span></text:p>
          <text:p text:style-name="P5"><text:span text:style-name="T11">}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9.7cm" svg:y1="2.7cm" svg:x2="9.7cm" svg:y2="3.8cm">
          <text:p/>
        </draw:line>
        <draw:line draw:style-name="gr7" draw:text-style-name="P7" draw:layer="layout" svg:x1="16.6cm" svg:y1="1.8cm" svg:x2="23.1cm" svg:y2="3.6cm">
          <text:p/>
        </draw:line>
        <draw:line draw:style-name="gr7" draw:text-style-name="P7" draw:layer="layout" svg:x1="9.8cm" svg:y1="4.6cm" svg:x2="9.8cm" svg:y2="6.6cm">
          <text:p/>
        </draw:line>
        <draw:line draw:style-name="gr7" draw:text-style-name="P7" draw:layer="layout" svg:x1="8.1cm" svg:y1="8.9cm" svg:x2="15.7cm" svg:y2="1.9cm">
          <text:p/>
        </draw:line>
        <draw:line draw:style-name="gr7" draw:text-style-name="P7" draw:layer="layout" svg:x1="8.5cm" svg:y1="6.9cm" svg:x2="1.6cm" svg:y2="5.5cm">
          <text:p/>
        </draw:line>
        <draw:custom-shape draw:style-name="gr8" draw:text-style-name="P4" draw:layer="layout" svg:width="9.2cm" svg:height="5cm" svg:x="0.7cm" svg:y="10.9cm">
          <text:p text:style-name="P3"><text:span text:style-name="T2">func </text:span><text:span text:style-name="T4">(c *Client) getConn(addr net.Addr) (*conn, error) {</text:span><text:span text:style-name="T4"><text:line-break/></text:span><text:span text:style-name="T8"> <text:s text:c="3"/></text:span><text:span text:style-name="T7">// </text:span><text:span text:style-name="T8">获取一个空闲连接，如果不存在空闲连接，则新建一个连接</text:span><text:span text:style-name="T8"><text:line-break/></text:span><text:span text:style-name="T8"> <text:s text:c="3"/></text:span><text:span text:style-name="T4">cn, ok := c.getFreeConn(addr)</text:span><text:span text:style-name="T4"><text:line-break/></text:span><text:span text:style-name="T13"> <text:s text:c="3"/></text:span><text:span text:style-name="T2">if </text:span><text:span text:style-name="T4">ok {</text:span><text:span text:style-name="T4"><text:line-break/></text:span><text:span text:style-name="T8"> <text:s text:c="7"/></text:span><text:span text:style-name="T4">cn.extendDeadline()</text:span><text:span text:style-name="T4"><text:line-break/></text:span><text:span text:style-name="T8"> <text:s text:c="3"/></text:span><text:span text:style-name="T13"><text:s text:c="4"/></text:span><text:span text:style-name="T2">return </text:span><text:span text:style-name="T4">cn, nil</text:span><text:span text:style-name="T4"><text:line-break/></text:span><text:span text:style-name="T8"> <text:s text:c="3"/></text:span><text:span text:style-name="T4">}</text:span><text:span text:style-name="T4"><text:line-break/></text:span><text:span text:style-name="T8"> <text:s text:c="3"/></text:span><text:span text:style-name="T4">nc, err := c.dial(addr)</text:span><text:span text:style-name="T4"><text:line-break/></text:span><text:span text:style-name="T13"> <text:s text:c="3"/></text:span><text:span text:style-name="T2">if </text:span><text:span text:style-name="T4">err != nil {</text:span><text:span text:style-name="T4"><text:line-break/></text:span><text:span text:style-name="T8"> <text:s text:c="3"/></text:span><text:span text:style-name="T13"><text:s text:c="4"/></text:span><text:span text:style-name="T2">return </text:span><text:span text:style-name="T4">nil, err</text:span><text:span text:style-name="T4"><text:line-break/></text:span><text:span text:style-name="T8"> <text:s text:c="3"/></text:span><text:span text:style-name="T4">}</text:span><text:span text:style-name="T4"><text:line-break/></text:span><text:span text:style-name="T8"> <text:s text:c="3"/></text:span><text:span text:style-name="T4">cn = &amp;conn{</text:span><text:span text:style-name="T4"><text:line-break/></text:span><text:span text:style-name="T8"> <text:s text:c="7"/></text:span><text:span text:style-name="T4">nc: <text:s text:c="2"/>nc,</text:span><text:span text:style-name="T4"><text:line-break/></text:span><text:span text:style-name="T8"> <text:s text:c="7"/></text:span><text:span text:style-name="T4">addr: addr,</text:span><text:span text:style-name="T4"><text:line-break/></text:span><text:span text:style-name="T8"> <text:s text:c="7"/></text:span><text:span text:style-name="T4">rw: <text:s text:c="2"/>bufio.NewReadWriter(bufio.NewReader(nc), bufio.NewWriter(nc)),</text:span><text:span text:style-name="T4"><text:line-break/></text:span><text:span text:style-name="T8"> <text:s text:c="7"/></text:span><text:span text:style-name="T4">c: <text:s text:c="3"/>c,</text:span><text:span text:style-name="T4"><text:line-break/></text:span><text:span text:style-name="T8"> <text:s text:c="3"/></text:span><text:span text:style-name="T4">}</text:span><text:span text:style-name="T4"><text:line-break/></text:span><text:span text:style-name="T13"> <text:s text:c="3"/></text:span><text:span text:style-name="T3">cn.extendDeadline()</text:span></text:p>
          <text:p text:style-name="P3"><text:span text:style-name="T14"><text:s text:c="4"/></text:span><text:span text:style-name="T2">return </text:span><text:span text:style-name="T4">cn, nil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8.4cm" svg:y1="7.9cm" svg:x2="3.7cm" svg:y2="11cm">
          <text:p/>
        </draw:line>
        <draw:custom-shape draw:style-name="gr9" draw:text-style-name="P4" draw:layer="layout" svg:width="8cm" svg:height="3.4cm" svg:x="-8.4cm" svg:y="13.4cm">
          <text:p text:style-name="P3"><text:span text:style-name="T2">func </text:span><text:span text:style-name="T4">(c </text:span><text:span text:style-name="T4">*Client</text:span><text:span text:style-name="T4">) </text:span><text:span text:style-name="T4">getFree</text:span><text:span text:style-name="T4">Conn(ad</text:span><text:span text:style-name="T4">dr </text:span><text:span text:style-name="T4">net.Add</text:span><text:span text:style-name="T4">r) (cn </text:span><text:span text:style-name="T4">*conn, </text:span><text:span text:style-name="T4">ok </text:span><text:span text:style-name="T4">bool) {</text:span><text:span text:style-name="T4"><text:line-break/></text:span><text:span text:style-name="T4"> <text:s text:c="3"/>c.l</text:span><text:span text:style-name="T4">k.Lock(</text:span><text:span text:style-name="T4">)</text:span><text:span text:style-name="T4"><text:line-break/></text:span><text:span text:style-name="T4"> <text:s text:c="3"/></text:span><text:span text:style-name="T2">defer </text:span><text:span text:style-name="T4">c.lk.Un</text:span><text:span text:style-name="T4">lock()</text:span><text:span text:style-name="T4"><text:line-break/></text:span><text:span text:style-name="T4"> <text:s text:c="3"/></text:span><text:span text:style-name="T2">if </text:span><text:span text:style-name="T4">c.freec</text:span><text:span text:style-name="T4">onn == </text:span><text:span text:style-name="T4">nil {</text:span><text:span text:style-name="T4"><text:line-break/></text:span><text:span text:style-name="T4"> <text:s text:c="7"/></text:span><text:span text:style-name="T2">return </text:span><text:span text:style-name="T4">nil, </text:span><text:span text:style-name="T15">false</text:span><text:span text:style-name="T15"><text:line-break/></text:span><text:span text:style-name="T4"> <text:s text:c="3"/>}</text:span><text:span text:style-name="T4"><text:line-break/></text:span><text:span text:style-name="T4"> <text:s text:c="3"/></text:span><text:span text:style-name="T4">freelis</text:span><text:span text:style-name="T4">t, </text:span><text:span text:style-name="T4">ok := </text:span><text:span text:style-name="T4">c.freec</text:span><text:span text:style-name="T4">onn[add</text:span><text:span text:style-name="T4">r.Strin</text:span><text:span text:style-name="T4">g()]</text:span><text:span text:style-name="T4"><text:line-break/></text:span><text:span text:style-name="T4"> <text:s text:c="3"/></text:span><text:span text:style-name="T2">if </text:span><text:span text:style-name="T4">!ok </text:span><text:span text:style-name="T4">|| </text:span><text:span text:style-name="T4">len(fre</text:span><text:span text:style-name="T4">elist) </text:span><text:span text:style-name="T4">== </text:span><text:span text:style-name="T16">0 </text:span><text:span text:style-name="T4">{</text:span><text:span text:style-name="T4"><text:line-break/></text:span><text:span text:style-name="T4"> <text:s text:c="7"/></text:span><text:span text:style-name="T2">return </text:span><text:span text:style-name="T4">nil, </text:span><text:span text:style-name="T15">false</text:span><text:span text:style-name="T15"><text:line-break/></text:span><text:span text:style-name="T4"> <text:s text:c="3"/>}</text:span><text:span text:style-name="T4"><text:line-break/></text:span><text:span text:style-name="T4"> <text:s text:c="3"/>cn </text:span><text:span text:style-name="T4">= </text:span><text:span text:style-name="T4">freelis</text:span><text:span text:style-name="T4">t[len(f</text:span><text:span text:style-name="T4">reelist</text:span><text:span text:style-name="T4">)-</text:span><text:span text:style-name="T16">1</text:span><text:span text:style-name="T4">]</text:span><text:span text:style-name="T4"><text:line-break/></text:span><text:span text:style-name="T4"> <text:s text:c="3"/></text:span><text:span text:style-name="T4">c.freec</text:span><text:span text:style-name="T4">onn[add</text:span><text:span text:style-name="T4">r.Strin</text:span><text:span text:style-name="T4">g()] = </text:span><text:span text:style-name="T4">freelis</text:span><text:span text:style-name="T4">t[:len(</text:span><text:span text:style-name="T4">freelis</text:span><text:span text:style-name="T4">t)-</text:span><text:span text:style-name="T16">1</text:span><text:span text:style-name="T4">]</text:span><text:span text:style-name="T4"><text:line-break/></text:span><text:span text:style-name="T4"> <text:s text:c="3"/></text:span><text:span text:style-name="T2">return </text:span><text:span text:style-name="T4">cn, </text:span><text:span text:style-name="T15">true</text:span><text:span text:style-name="T15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3cm" svg:y1="11.7cm" svg:x2="-5.3cm" svg:y2="13.5cm">
          <text:p/>
        </draw:line>
        <draw:custom-shape draw:style-name="gr10" draw:text-style-name="P8" draw:layer="layout" svg:width="7.7cm" svg:height="0.8cm" svg:x="3cm" svg:y="18cm">
          <text:p text:style-name="P3"><text:span text:style-name="T17">func </text:span><text:span text:style-name="T6">(cn </text:span><text:span text:style-name="T6">*conn) </text:span><text:span text:style-name="T6">extendD</text:span><text:span text:style-name="T6">eadline</text:span><text:span text:style-name="T6">() {</text:span><text:span text:style-name="T6"><text:line-break/></text:span><text:span text:style-name="T6"><text:tab/></text:span><text:span text:style-name="T6">cn.nc.S</text:span><text:span text:style-name="T6">etDeadl</text:span><text:span text:style-name="T6">ine(tim</text:span><text:span text:style-name="T6">e.Now()</text:span><text:span text:style-name="T6">.Add(cn</text:span><text:span text:style-name="T6">.c.netT</text:span><text:span text:style-name="T6">imeout(</text:span><text:span text:style-name="T6">)))</text:span><text:span text:style-name="T8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4cm" svg:y1="12.1cm" svg:x2="5.3cm" svg:y2="18cm">
          <text:p/>
        </draw:line>
        <draw:line draw:style-name="gr7" draw:text-style-name="P7" draw:layer="layout" svg:x1="3.7cm" svg:y1="15.2cm" svg:x2="5.3cm" svg:y2="18cm">
          <text:p/>
        </draw:line>
        <draw:custom-shape draw:style-name="gr11" draw:text-style-name="P4" draw:layer="layout" svg:width="6.4cm" svg:height="1.8cm" svg:x="11.1cm" svg:y="12.2cm">
          <text:p text:style-name="P3"><text:span text:style-name="T2">func </text:span><text:span text:style-name="T3">(cn *conn) condRelease(err *error) {</text:span><text:span text:style-name="T3"><text:line-break/></text:span><text:span text:style-name="T3"><text:tab/></text:span><text:span text:style-name="T2">if </text:span><text:span text:style-name="T3">*err == nil || resumableError(*err) {</text:span><text:span text:style-name="T3"><text:line-break/></text:span><text:span text:style-name="T3"><text:tab/></text:span><text:span text:style-name="T3"><text:tab/></text:span><text:span text:style-name="T3">cn.release()</text:span><text:span text:style-name="T3"><text:line-break/></text:span><text:span text:style-name="T3"><text:tab/></text:span><text:span text:style-name="T3">} </text:span><text:span text:style-name="T2">else </text:span><text:span text:style-name="T4">{</text:span><text:span text:style-name="T4"><text:line-break/></text:span><text:span text:style-name="T4"><text:tab/></text:span><text:span text:style-name="T4"><text:tab/></text:span><text:span text:style-name="T4">cn.nc.Close()</text:span><text:span text:style-name="T4"><text:line-break/></text:span><text:span text:style-name="T4"><text:tab/></text:span><text:span text:style-name="T4">}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.9cm" svg:height="0.8cm" svg:x="13.9cm" svg:y="10.6cm">
          <text:p text:style-name="P5"><text:span text:style-name="T11">回收连接资源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7" draw:text-style-name="P7" draw:layer="layout" svg:x1="8.8cm" svg:y1="8.8cm" svg:x2="13.8cm" svg:y2="12.4cm">
          <text:p/>
        </draw:line>
        <draw:custom-shape draw:style-name="gr13" draw:text-style-name="P10" draw:layer="layout" svg:width="1.3cm" svg:height="1cm" svg:x="-0.9cm" svg:y="11.2cm">
          <text:p text:style-name="P1"><text:span text:style-name="T1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cm" svg:height="1cm" svg:x="3.2cm" svg:y="16cm">
          <text:p text:style-name="P1"><text:span text:style-name="T18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cm" svg:height="1cm" draw:transform="rotate (0.116238928182822) translate (4.446cm 15.067cm)">
          <text:p text:style-name="P1"><text:span text:style-name="T18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cm" svg:height="1cm" svg:x="4.4cm" svg:y="9cm">
          <text:p text:style-name="P1"><text:span text:style-name="T18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cm" svg:height="1cm" svg:x="11.3cm" svg:y="10.2cm">
          <text:p text:style-name="P1"><text:span text:style-name="T18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cm" svg:height="1cm" svg:x="3.9cm" svg:y="5.3cm">
          <text:p text:style-name="P1"><text:span text:style-name="T1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cm" svg:height="1cm" svg:x="18.6cm" svg:y="2.3cm">
          <text:p text:style-name="P1"><text:span text:style-name="T1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cm" svg:height="1cm" svg:x="13.1cm" svg:y="4.2cm">
          <text:p text:style-name="P1"><text:span text:style-name="T1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cm" svg:height="1cm" svg:x="9.5cm" svg:y="5.5cm">
          <text:p text:style-name="P1"><text:span text:style-name="T1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cm" svg:height="1cm" svg:x="9.5cm" svg:y="2.7cm">
          <text:p text:style-name="P1"><text:span text:style-name="T18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4" draw:text-style-name="P7" draw:layer="layout" svg:width="3.104cm" svg:height="0.693cm" draw:transform="rotate (1.24913214565234) translate (12.197cm 4.287cm)" svg:viewBox="0 0 3105 694" svg:d="M0 0c336 101 682 138 1030 159 344 20 684 75 1029 75 456 1 655 375 1046 460">
          <text:p/>
        </draw:path>
        <draw:custom-shape draw:style-name="gr15" draw:text-style-name="P9" draw:layer="layout" svg:width="2.3cm" svg:height="1cm" svg:x="2.7cm" svg:y="4cm">
          <text:p text:style-name="P5"><text:span text:style-name="T11">获取到一个</text:span><text:span text:style-name="T11">memcached</text:span></text:p>
          <text:p text:style-name="P5"><text:span text:style-name="T11">服务器地址信息</text:span></text:p>
          <draw:enhanced-geometry svg:viewBox="0 0 21600 21600" draw:text-areas="800 800 20800 20800" draw:type="round-rectangular-callout" draw:modifiers="10119.4263363755 40869.53046953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9" draw:layer="layout" svg:width="2.3cm" svg:height="1cm" svg:x="3.4cm" svg:y="8.3cm">
          <text:p text:style-name="P5"><text:span text:style-name="T11">连接到</text:span><text:span text:style-name="T11">memcached</text:span></text:p>
          <text:p text:style-name="P5"><text:span text:style-name="T11">服务器</text:span></text:p>
          <draw:enhanced-geometry svg:viewBox="0 0 21600 21600" draw:text-areas="800 800 20800 20800" draw:type="round-rectangular-callout" draw:modifiers="10119.4263363755 40869.53046953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9" draw:layer="layout" svg:width="6.1cm" svg:height="2.8cm" svg:x="11.3cm" svg:y="-3.5cm">
          <text:p text:style-name="P5"><text:span text:style-name="T11">用法：</text:span><text:span text:style-name="T19"><text:line-break/></text:span><text:span text:style-name="T3">mc := memcache.New(</text:span><text:span text:style-name="T5">"127.0.0.1:11211"</text:span><text:span text:style-name="T3">)</text:span><text:span text:style-name="T3"><text:line-break/></text:span><text:span text:style-name="T3">mc.CompareAndSwap(&amp;memcache.Item{Key:</text:span><text:span text:style-name="T5">"data"</text:span><text:span text:style-name="T3">,</text:span></text:p>
          <text:p text:style-name="P5"><text:span text:style-name="T3"><text:s text:c="4"/></text:span><text:span text:style-name="T3">Value:[]byte(</text:span><text:span text:style-name="T5">"</text:span><text:span text:style-name="T20">你好！</text:span><text:span text:style-name="T5">"</text:span><text:span text:style-name="T4">)})</text:span></text:p>
          <text:p text:style-name="P5"><text:span text:style-name="T4"/></text:p>
          <text:p text:style-name="P5"><text:span text:style-name="T4">封装发给</text:span><text:span text:style-name="T4">memcached</text:span><text:span text:style-name="T4">服务器的命令是：</text:span><text:span text:style-name="T4">cas data 0 0 9 0</text:span></text:p>
          <text:p text:style-name="P5"><text:span text:style-name="T4">主要分为以下步骤：</text:span></text:p>
          <text:p text:style-name="P5"><text:span text:style-name="T4">1</text:span><text:span text:style-name="T4">、选择一个</text:span><text:span text:style-name="T4">memcached</text:span><text:span text:style-name="T4">服务器地址并进行连接</text:span></text:p>
          <text:p text:style-name="P5"><text:span text:style-name="T4">2</text:span><text:span text:style-name="T4">、向</text:span><text:span text:style-name="T4">memcached</text:span><text:span text:style-name="T4">服务器发送数据和处理服务器返回的信息</text:span></text:p>
          <text:p text:style-name="P5"><text:span text:style-name="T4">3</text:span><text:span text:style-name="T4">、连接结束处理（回收或释放）</text:span></text:p>
          <draw:enhanced-geometry svg:viewBox="0 0 21600 21600" draw:text-areas="800 800 20800 20800" draw:type="round-rectangular-callout" draw:modifiers="1182.49467300443 34131.23884327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9" draw:layer="layout" svg:width="3.9cm" svg:height="1cm" svg:x="14.2cm" svg:y="3.8cm">
          <text:p text:style-name="P5"><text:span text:style-name="T11">往</text:span><text:span text:style-name="T11">memcached</text:span><text:span text:style-name="T11">服务器发送数据，以及</text:span></text:p>
          <text:p text:style-name="P5"><text:span text:style-name="T11">进行香相关处理</text:span></text:p>
          <draw:enhanced-geometry svg:viewBox="0 0 21600 21600" draw:text-areas="800 800 20800 20800" draw:type="round-rectangular-callout" draw:modifiers="-12043.0658805435 35971.22877122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/>
    <style:font-face style:name="AR PL UKai HK" svg:font-family="'AR PL UKai HK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9T11:12:18.440846888</meta:creation-date>
    <dc:date>2018-12-21T10:30:21.010991908</dc:date>
    <meta:editing-duration>PT21M39S</meta:editing-duration>
    <meta:editing-cycles>12</meta:editing-cycles>
    <meta:generator>LibreOffice/6.1.2.1$Linux_X86_64 LibreOffice_project/10$Build-1</meta:generator>
    <meta:document-statistic meta:object-count="36"/>
  </office:meta>
</office:document-meta>
</file>